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e6e6e6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6cm" fo:min-width="2.8cm"/>
    </style:style>
  </office:automatic-styles>
  <office:body>
    <office:drawing>
      <draw:page draw:name="page1" draw:style-name="dp1" draw:master-page-name="Default">
        <draw:g>
          <draw:glue-point draw:id="4" svg:x="-3.75cm" svg:y="5cm"/>
          <draw:glue-point draw:id="5" svg:x="3.75cm" svg:y="-2cm"/>
          <draw:glue-point draw:id="6" svg:x="5cm" svg:y="5cm"/>
          <draw:glue-point draw:id="7" svg:x="-4.375cm" svg:y="1.5cm"/>
          <draw:glue-point draw:id="8" svg:x="-0.625cm" svg:y="-2cm"/>
          <draw:glue-point draw:id="9" svg:x="4.375cm" svg:y="1.5cm"/>
          <draw:glue-point draw:id="10" svg:x="-3.75cm" svg:y="5cm"/>
          <draw:glue-point draw:id="11" svg:x="3.75cm" svg:y="-2cm"/>
          <draw:glue-point draw:id="12" svg:x="5cm" svg:y="5cm"/>
          <draw:glue-point draw:id="13" svg:x="-4.375cm" svg:y="1.5cm"/>
          <draw:glue-point draw:id="14" svg:x="-0.625cm" svg:y="-2cm"/>
          <draw:glue-point draw:id="15" svg:x="4.375cm" svg:y="1.4cm"/>
          <draw:glue-point draw:id="16" svg:x="0cm" svg:y="5cm"/>
          <draw:glue-point draw:id="17" svg:x="0.673cm" svg:y="1.762cm"/>
          <draw:path draw:style-name="gr1" draw:layer="layout" svg:width="2.8cm" svg:height="2cm" svg:x="0.4cm" svg:y="0cm" svg:viewBox="0 0 2801 2001" svg:d="m0 400c0-400 0-400 400-400s400 0 800 0 400 0 400 400h1201v1601h-2801c0 0 0-1201 0-1601z">
            <text:p/>
          </draw:path>
          <draw:path draw:style-name="gr2" draw:layer="layout" svg:width="2.8cm" svg:height="2cm" svg:x="0.4cm" svg:y="0cm" svg:viewBox="0 0 2801 2001" svg:d="m0 400c0-400 0-400 400-400s400 0 800 0 400 0 400 400h1201v1601h-2801c0 0 0-1201 0-1601">
            <text:p/>
          </draw:path>
          <draw:polygon draw:style-name="gr3" draw:layer="layout" svg:width="3.2cm" svg:height="1.4cm" svg:x="0cm" svg:y="0.6cm" svg:viewBox="0 0 3201 1401" draw:points="400,1401 0,0 2800,0 3201,1401">
            <text:p/>
          </draw:polygon>
          <draw:polygon draw:style-name="gr2" draw:layer="layout" svg:width="3.2cm" svg:height="1.4cm" svg:x="0cm" svg:y="0.6cm" svg:viewBox="0 0 3201 1401" draw:points="400,1401 0,0 2800,0 3201,1401">
            <text:p/>
          </draw:polygon>
          <draw:frame draw:style-name="gr4" draw:layer="layout" svg:width="2.8cm" svg:height="1.6cm" svg:x="0.2cm" svg:y="0.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ilesystem - Folder</dc:title>
    <meta:creation-date>2011-02-07T16:52:34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